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line-height="200%" fo:text-indent="0.5in" style:auto-text-indent="false"/>
    </style:style>
    <style:style style:name="P5" style:family="paragraph" style:parent-style-name="Standard">
      <style:paragraph-properties fo:text-align="center" style:justify-single-word="false" fo:break-before="page"/>
    </style:style>
    <style:style style:name="P6" style:family="paragraph" style:parent-style-name="Heading_20_1">
      <style:paragraph-properties fo:text-align="center" style:justify-single-word="false"/>
      <style:text-properties fo:font-style="normal" style:font-style-asian="normal" style:font-style-complex="normal"/>
    </style:style>
    <style:style style:name="P7" style:family="paragraph" style:parent-style-name="Heading_20_1" style:master-page-name="Standard">
      <style:paragraph-properties style:page-number="auto"/>
      <style:text-properties fo:font-style="normal" style:font-style-asian="normal" style:font-style-complex="normal"/>
    </style:style>
    <style:style style:name="P8" style:family="paragraph" style:parent-style-name="Header">
      <style:paragraph-properties>
        <style:tab-stops>
          <style:tab-stop style:position="3in" style:type="center"/>
          <style:tab-stop style:position="6.3752in" style:type="right"/>
        </style:tab-stops>
      </style:paragraph-properties>
    </style:style>
    <style:style style:name="P9" style:family="paragraph" style:parent-style-name="Text_20_body_20_indent">
      <style:paragraph-properties fo:margin-left="0.5in" fo:margin-right="0in" fo:text-indent="0in" style:auto-text-indent="false"/>
    </style:style>
    <style:style style:name="T1" style:family="text">
      <style:text-properties style:font-name-asian="Times New Roman"/>
    </style:style>
    <style:style style:name="T2" style:family="text">
      <style:text-properties fo:font-style="italic" style:font-style-asian="italic" style:font-style-complex="italic"/>
    </style:style>
    <style:style style:name="T3" style:family="text">
      <style:text-properties style:text-position="super 58%" fo:font-style="italic" style:font-style-asian="italic" style:font-style-complex="italic"/>
    </style:style>
    <style:style style:name="T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NEEDS OF THE ADULT LEARNER: <text:s/>INDUSTRIAL VS. KNOWLEDGE </text:h>
      <text:p text:style-name="Standard"/>
      <text:p text:style-name="Standard"/>
      <text:h text:style-name="P6" text:outline-level="1">Needs of the Adult Learner: <text:s/>Industrial Age vs. Knowledge Age</text:h>
      <text:p text:style-name="Standard"/>
      <text:h text:style-name="Heading_20_1" text:outline-level="1">Introduction</text:h>
      <text:p text:style-name="Standard"/>
      <text:p text:style-name="P1"><text:tab/>For many years, experts believed that our society is transitioning from the industrial age to the knowledge age. <text:s/>There is also widespread belief that education is key to equipping individuals with core personal attributes necessitated by new business practices (Kelly, 1997). <text:s/>Today employers are looking for people who are creative, flexible, self-motivated, inquisitive learners, great team players and communicators (Kelly, 1997).<text:tab/></text:p>
      <text:p text:style-name="P1"><text:tab/>This paper will discuss the differences between the needs of adult learners in the industrial age and those in the knowledge age. <text:s/>Background information will be provided on both ages. <text:s/>It will also discuss the similarities of the needs of the adult learners from both ages.</text:p>
      <text:h text:style-name="Heading_20_1" text:outline-level="1">Background</text:h>
      <text:p text:style-name="Standard"/>
      <text:p text:style-name="P1"><text:tab/>The industrial age was a period of large corporations dominating the markets (Kelly, 1997). <text:s/>It was a period of manufacturing innovations such as steel mills and assembly line production of automobiles. <text:s/>These organizations used the top-down approach to manage workers in which the chief executive officer issues an order to management and then down to the operational staff, who implements the order.</text:p>
      <text:p text:style-name="P1"><text:tab/>One of the weaknesses of the industrial age was that employers spent too much time and money on the training of employees to do specific jobs (Kelly, 1997). <text:s/>Once the training was completed, employees were encouraged to pursue promotion into management roles. <text:s/>If any educational endeavors were pursued at that point, it was due to the employee’s self-motivation or the individual’s desire to continue to learn.</text:p>
      <text:p text:style-name="P1"><text:soft-page-break/><text:tab/>As time progressed, so did the way corporations conducted business. <text:s/>One of the reasons for the change was the corporations’ inability to respond quickly to the changing market (Finnis, 2003). <text:s/>Corporations had to look for ways to reduce cost and time it takes to respond to customers.</text:p>
      <text:p text:style-name="P1"><text:tab/>“The knowledge age has replaced the predictability of the industrial age with an increased degree of uncertainty that will require greater levels of flexibility and adaptability in order to survive and thrive” (Finnis, 2003, p. 7). <text:s/>This age is a time of employee empowerment. <text:s/>Individuals now have access to more information than ever before. <text:s/>This allows for more choices and the ability to make more informed decisions about career and education. <text:s/>Employees are more involved in the planning and decision-making processes.</text:p>
      <text:p text:style-name="P2">Characteristics</text:p>
      <text:p text:style-name="Standard"/>
      <text:p text:style-name="P1"><text:tab/>Some of the characteristics of learning in the industrial age include: <text:s/>memorization andrepetition; linear and concrete development; conformity; static and rigid processes; content learning; cultural uniformity; isolated teaching environments; technology as an isolated tool; and restricted use of facilities (Gross, 1999). <text:s/>Many jobs in the industrial age were skilled-based, production positions. <text:s/>Training for those positions entailed a lot of memorization and repetition. <text:s/>The on-the-job training was geared specifically to the needs of the employer. <text:s/>For any jobs that required the use of specialized equipment, special training was required.</text:p>
      <text:p text:style-name="P1"><text:tab/>In contrast, the knowledge age has characteristics of learning that are different and opposite of the industrial age, some of which include: <text:s/>excitement and love of learning; total human capacity in ethical, intellectual, and physical development; diversity and personal esteem; thinking, creativity, and intuition; interdisciplinary learning; cultural differences and commonalities; collaborative teaching environments; technology as an integral tool; and flexible <text:soft-page-break/>use of facilities (Gross, 1999). <text:s/>Jobs in the knowledge age are highly skilled jobs which require obtaining postsecondary education and in some cases, certifications, such engineering and computer technology. <text:s/>Some employers provide on-the-job training through virtual campus via the intranet or the company’s computer network. <text:s/>For example, various learning modules are designed to educate the employees on the company’s products and services as well as knowledge about the company’s goals and strategies in the global market. <text:s/>This allows employees more time to spend with their families after work.</text:p>
      <text:p text:style-name="P1"><text:tab/>Employers in the knowledge age are looking for workers to be more flexible. <text:s/>Some workers have the choice of working in the office, from home, or in another state or country with the assistance of technology. <text:s/>Employers want their workers to multi-task or be able to handle more than one project at a time. <text:s/>More employers encourage continuing education to obtain new skills. <text:s/>The more diverse skills the employee has, the more valuable the employee will be to the employer. <text:s/></text:p>
      <text:h text:style-name="Heading_20_1" text:outline-level="1">Needs</text:h>
      <text:p text:style-name="Standard"/>
      <text:p text:style-name="P1"><text:tab/>Adult learners in the industrial age had responsibilities geared towards the needs of others. <text:s/>During this time, two world wars were fought. <text:s/>Men and women enlisted in the military because they felt it was a necessary duty and obligation to defend the rights of the country. <text:s/>Others were drafted. <text:s/>Military leaders were influential throughout our society. <text:s/>Orders from these leaders had to be obeyed. <text:s/>A similar mindset was applied to the learning environment as well.</text:p>
      <text:p text:style-name="P1"><text:tab/>Military instructors were taught a regiment, top-down approach called the Technique in Military Instruction: (C. Slipetsky, Jr., personal communication, September 5, 2005). <text:s/>Just like the leaders of the military, instructors taught learners in a similar manner. <text:s/>Learners received the information. <text:s/>Instructors were viewed as the experts with unquestionable knowledge and <text:soft-page-break/>authority. <text:s/>Perhaps, this approach was one of the reasons why some adults chose not to pursue additional education. <text:s/></text:p>
      <text:p text:style-name="P4">Some adults may have felt their need to be heard would go unmet. <text:s/>Some may have felt they did not belong in a classroom. <text:s/>Most of all, some adults needed and wanted job security to care for basic needs such as food, clothing, and shelter. <text:s/>And some decided to avoid education and seek employment that required minimal, yet specific skills to meet their family needs and obligations. <text:s/></text:p>
      <text:p text:style-name="P1"><text:tab/>Today, those special skilled jobs are obsolete. <text:s/>A lot of jobs created in the industrial era, have since been eliminated or sent overseas and places like China are becoming more industrialized. <text:s/>Many workers are unemployed and forced to get some type of training. <text:s/>For example, there are workers who worked 20 to 30 years in the textile manufacturing industry and were laid off due to economic changes. <text:s/>These workers are now returning back to school to get training for a new career in computer technology. <text:s/>This is not happening to just the skilled workers in manufacturing facilities but office professionals and managers as well. <text:s/>For example, office workers are also returning to school to additional training to pursue careers in postsecondary education or starting their own businesses.</text:p>
      <text:p text:style-name="P1"><text:tab/>As a result of these employment changes, the adult learner’s needs have changed. <text:s/>Henry and Basile’s Decision Model states that the reason an adult decides to participate in formal adult education is to improve one’s work situation, meet new people, or deal with major life changes (Merriam &amp; Caffarella, 1999, p. 65). <text:s/>“Today, adult learners need to have better basic skills such as reading, math, writing, and critical thinking. <text:s/>If they want to compete with others in the knowledge era, they must plan their career as though the job they are currently working will <text:soft-page-break/>become obsolete: (R. Berra, personal communication, September 2, 2005).” <text:s/>In order to do this, adults must continue their education by upgrading their current skills and learning new ones.</text:p>
      <text:p text:style-name="P1"><text:tab/>Adult learners in the knowledge age need more flexibility. <text:s/>Although some adult learners may have similar obligations that the previous generations had, the knowledge age has provided many more options. <text:s/>The needs of adult learners are geared more around their own lives and what they want to do. <text:s text:c="2"/></text:p>
      <text:h text:style-name="Heading_20_1" text:outline-level="1">Similarities</text:h>
      <text:p text:style-name="Standard"/>
      <text:p text:style-name="P1"><text:tab/>Adult learners in both ages have a need for intrinsic motivation. <text:s/>According to the theories of intrinsic motivation, it is part of human nature to be curious, to be active, to initiate thought and behavior, to make meaning from experience, and to be effective at what we value (Wlodkowski, 1999). <text:s/>“Intrinsic motivation is an evocation; an energy called forth by circumstances that connect with what is culturally significant to the person (Wlodkowski, 1999, p. 7).” <text:s/>The learning programs available now are emphasizing motivating the students. <text:s/>Both ages needed and want job security. <text:s/>It is also important that young adults prepare for the future by planning ahead, saving money and being flexible. <text:s/>Just like the industrial age had to come to an end, so will the knowledge age. <text:s/>“Education is a cradle-to-grave process. <text:s/>You never stop learning” (D. Slipetsky, personal communication, August 31, 2005).”</text:p>
      <text:h text:style-name="Heading_20_1" text:outline-level="1">Conclusion</text:h>
      <text:p text:style-name="Standard"/>
      <text:p text:style-name="Text_20_body_20_indent">Brookfield emphasizes the need for a culturally relevant perspective of adult learning: <text:s/></text:p>
      <text:p text:style-name="P9"><text:span text:style-name="T1">“</text:span>the differences of class, culture, ethnicity, personality, cognitive style, learning </text:p>
      <text:p text:style-name="P9">patterns, life experiences, and gender among adults are far more significant than </text:p>
      <text:p text:style-name="P9">the fact that they are not children or adolescents…it is necessary to challenge </text:p>
      <text:p text:style-name="P9"><text:soft-page-break/>the ethnocentrism of much theorizing…which assumes that adult learning…is synonymous with the learning undertaken in university continuing education </text:p>
      <text:p text:style-name="P9">classes by White American middle-class adults in the postwar era” </text:p>
      <text:p text:style-name="P9">(Wlodkowski, 1999, p. 7). </text:p>
      <text:p text:style-name="Text_20_body_20_indent">Education is changing from being a process of conditioning to one of empowerment. <text:s/>“Learning is changing from being a homogeneous commodity to a customized experience tailored to the needs and characteristics of the individual” (Finnis, 2003). <text:s/>“Learning will continue throughout an individual’s life because there will be a need to continually update knowledge and skills to keep pace with the changing technology and social conditions” (Finnis, 2003).<text:tab/></text:p>
      <text:p text:style-name="P5">References</text:p>
      <text:p text:style-name="Standard"/>
      <text:p text:style-name="Standard">Finnis, J. A. (2003). <text:s/><text:span text:style-name="T2">Learning in the information age.</text:span> <text:s/>Retrieved September 5, 2005, from </text:p>
      <text:p text:style-name="Standard"/>
      <text:p text:style-name="P3"><text:a xlink:type="simple" xlink:href="http://edtech.twinisles.com/learninfoage.html"><text:span text:style-name="Internet_20_link">http://edtech.twinisles.com/learninfoage.html</text:span></text:a></text:p>
      <text:p text:style-name="Standard"/>
      <text:p text:style-name="Standard">Gross, R. (1999). <text:s/><text:span text:style-name="T2">Peak learning. <text:s/></text:span>Retrieved August 31, 2005 from </text:p>
      <text:p text:style-name="Standard"/>
      <text:p text:style-name="P3"><text:a xlink:type="simple" xlink:href="http://adulted.about.com/library/weekly/aa010100a.htm"><text:span text:style-name="Internet_20_link">http://adulted.about.com/library/weekly/aa010100a.htm</text:span></text:a></text:p>
      <text:p text:style-name="Standard"/>
      <text:p text:style-name="Standard">Kelly, E. (1997). <text:s/><text:span text:style-name="T2">The knowledge age: a ‘fad’ or a fundamental change?</text:span> <text:s/>Retrieved August 31, </text:p>
      <text:p text:style-name="Standard"/>
      <text:p text:style-name="P3">2005 from <text:a xlink:type="simple" xlink:href="http://www.scenario-planning.com/ekelly.htm"><text:span text:style-name="Internet_20_link">http://www.scenario-planning.com/ekelly.htm</text:span></text:a></text:p>
      <text:p text:style-name="Standard"/>
      <text:p text:style-name="Standard">Merriam, S. B. &amp; Caffarella, R. S. (1999). <text:s/><text:span text:style-name="T2">Learning in adulthood: <text:s/>A comprehensive guide, 2</text:span><text:span text:style-name="T3">nd</text:span><text:span text:style-name="T2"> </text:span></text:p>
      <text:p text:style-name="P2"/>
      <text:p text:style-name="P3"><text:span text:style-name="T2">edition.</text:span> <text:s/>San Francisco, California: <text:s/>Jossey-Bass.</text:p>
      <text:p text:style-name="Standard"/>
      <text:p text:style-name="Standard">Wlodkowski, R. J. (1999). <text:s/><text:span text:style-name="T2">Enhancing adult motivation to learn: <text:s/>A comprehensive guide for </text:span></text:p>
      <text:p text:style-name="P2"/>
      <text:p text:style-name="P3"><text:span text:style-name="T2">teaching all adults, revised edition.</text:span> <text:s/>San Francisco, California: <text:s/>Jossey-Bas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1"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in" fo:margin-right="0in" fo:line-height="200%" fo:text-indent="0.5in"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in" style:type="center"/>
          <style:tab-stop style:position="6.3752in" style:type="right"/>
        </style:tab-stops>
      </style:paragraph-properties>
    </style:style>
    <style:style style:name="MT1"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MP1"><text:tab/><text:tab/> <text:s text:c="2"/>Needs of the Adult Learner <text:s text:c="4"/><text:span text:style-name="Page_20_Number"><text:page-number text:select-page="current">7</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ckground Statement</dc:title>
    <meta:initial-creator>Labuser</meta:initial-creator>
    <meta:creation-date>2009-07-16T14:46:00</meta:creation-date>
    <dc:creator>Steve Atkins</dc:creator>
    <dc:date>2009-07-16T14:46:00</dc:date>
    <meta:print-date>2005-09-06T16:15:00</meta:print-date>
    <meta:editing-cycles>2</meta:editing-cycles>
    <meta:editing-duration>PT1M</meta:editing-duration>
    <meta:document-statistic meta:table-count="0" meta:image-count="0" meta:object-count="0" meta:page-count="7" meta:paragraph-count="44" meta:word-count="1592" meta:character-count="10606" meta:non-whitespace-character-count="8930"/>
    <meta:generator>LibreOffice/4.1.4.2$Windows_x86 LibreOffice_project/0a0440ccc0227ad9829de5f46be37cfb6edcf72</meta:generator>
  </office:meta>
</office:document-meta>
</file>